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60.36pt"/>
    </style:style>
    <style:style style:name="co3" style:family="table-column">
      <style:table-column-properties fo:break-before="auto" style:column-width="168.29pt"/>
    </style:style>
    <style:style style:name="co4" style:family="table-column">
      <style:table-column-properties fo:break-before="auto" style:column-width="131.75pt"/>
    </style:style>
    <style:style style:name="co5" style:family="table-column">
      <style:table-column-properties fo:break-before="auto" style:column-width="142.04pt"/>
    </style:style>
    <style:style style:name="co6" style:family="table-column">
      <style:table-column-properties fo:break-before="auto" style:column-width="171.44pt"/>
    </style:style>
    <style:style style:name="co7" style:family="table-column">
      <style:table-column-properties fo:break-before="auto" style:column-width="129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aint-gill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'saint-gilles'.F1"/>
      </table:content-validations>
      <table:table table:name="saint-gill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1" office:value-type="string" calcext:value-type="string">
            <text:p>wikidata (personne/persoon)</text:p>
          </table:table-cell>
          <table:table-cell table:style-name="ce1" table:content-validation-name="val1" office:value-type="string" calcext:value-type="string">
            <text:p>Genre/Gender</text:p>
          </table:table-cell>
          <table:table-cell table:style-name="ce1" office:value-type="string" calcext:value-type="string">
            <text:p>Link Wikipedia (si pas Wikidata/Indien geen Wikidata</text:p>
          </table:table-cell>
          <table:table-cell table:style-name="ce1" office:value-type="string" calcext:value-type="string">
            <text:p>Note/Nota</text:p>
          </table:table-cell>
          <table:table-cell table:style-name="ce1" office:value-type="string" calcext:value-type="string">
            <text:p>OpenStreetMap</text:p>
          </table:table-cell>
          <table:table-cell table:style-name="ce10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6196" calcext:value-type="float">
            <text:p>3076196</text:p>
          </table:table-cell>
          <table:table-cell table:style-name="ce2" office:value-type="string" calcext:value-type="string">
            <text:p>Rue Franz Gailliard</text:p>
          </table:table-cell>
          <table:table-cell table:style-name="ce2" office:value-type="string" calcext:value-type="string">
            <text:p>Franz Gailliardstraat</text:p>
          </table:table-cell>
          <table:table-cell table:style-name="ce2" office:value-type="string" calcext:value-type="string">
            <text:p>Q21133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];&quot;/&quot;;[.B2])" office:value-type="string" office:string-value="https://osm.org/relation/3076196" calcext:value-type="string">
            <text:p>https://osm.org/relation/30761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0522" calcext:value-type="float">
            <text:p>3210522</text:p>
          </table:table-cell>
          <table:table-cell table:style-name="ce2" office:value-type="string" calcext:value-type="string">
            <text:p>Avenue de la Toison d'Or</text:p>
          </table:table-cell>
          <table:table-cell table:style-name="ce2" office:value-type="string" calcext:value-type="string">
            <text:p>Gulden-Vli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];&quot;/&quot;;[.B3])" office:value-type="string" office:string-value="https://osm.org/relation/3210522" calcext:value-type="string">
            <text:p>https://osm.org/relation/32105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5129" calcext:value-type="float">
            <text:p>3225129</text:p>
          </table:table-cell>
          <table:table-cell table:style-name="ce2" office:value-type="string" calcext:value-type="string">
            <text:p>Avenue du Haut Pont</text:p>
          </table:table-cell>
          <table:table-cell table:style-name="ce2" office:value-type="string" calcext:value-type="string">
            <text:p>Hoge Bru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];&quot;/&quot;;[.B4])" office:value-type="string" office:string-value="https://osm.org/relation/3225129" calcext:value-type="string">
            <text:p>https://osm.org/relation/32251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7052" calcext:value-type="float">
            <text:p>3257052</text:p>
          </table:table-cell>
          <table:table-cell table:style-name="ce2" office:value-type="string" calcext:value-type="string">
            <text:p>Rue Coenraets</text:p>
          </table:table-cell>
          <table:table-cell table:style-name="ce2" office:value-type="string" calcext:value-type="string">
            <text:p>Coenraetsstraat</text:p>
          </table:table-cell>
          <table:table-cell table:style-name="ce2" office:value-type="string" calcext:value-type="string">
            <text:p>Q1763857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5];&quot;/&quot;;[.B5])" office:value-type="string" office:string-value="https://osm.org/relation/3257052" calcext:value-type="string">
            <text:p>https://osm.org/relation/32570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5153" calcext:value-type="float">
            <text:p>3275153</text:p>
          </table:table-cell>
          <table:table-cell table:style-name="ce2" office:value-type="string" calcext:value-type="string">
            <text:p>Avenue Van Volxem</text:p>
          </table:table-cell>
          <table:table-cell table:style-name="ce2" office:value-type="string" calcext:value-type="string">
            <text:p>Van Volxemlaan</text:p>
          </table:table-cell>
          <table:table-cell table:style-name="ce2" office:value-type="string" calcext:value-type="string">
            <text:p>Q306556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6];&quot;/&quot;;[.B6])" office:value-type="string" office:string-value="https://osm.org/relation/3275153" calcext:value-type="string">
            <text:p>https://osm.org/relation/32751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1803" calcext:value-type="float">
            <text:p>3281803</text:p>
          </table:table-cell>
          <table:table-cell table:style-name="ce2" office:value-type="string" calcext:value-type="string">
            <text:p>Rue de l'Aqueduc</text:p>
          </table:table-cell>
          <table:table-cell table:style-name="ce2" office:value-type="string" calcext:value-type="string">
            <text:p>Waterleid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];&quot;/&quot;;[.B7])" office:value-type="string" office:string-value="https://osm.org/relation/3281803" calcext:value-type="string">
            <text:p>https://osm.org/relation/32818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0300" calcext:value-type="float">
            <text:p>3290300</text:p>
          </table:table-cell>
          <table:table-cell table:style-name="ce2" office:value-type="string" calcext:value-type="string">
            <text:p>Rue du Croissant</text:p>
          </table:table-cell>
          <table:table-cell table:style-name="ce2" office:value-type="string" calcext:value-type="string">
            <text:p>Halvemaa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];&quot;/&quot;;[.B8])" office:value-type="string" office:string-value="https://osm.org/relation/3290300" calcext:value-type="string">
            <text:p>https://osm.org/relation/32903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0302" calcext:value-type="float">
            <text:p>3290302</text:p>
          </table:table-cell>
          <table:table-cell table:style-name="ce2" office:value-type="string" calcext:value-type="string">
            <text:p>Rue du Croissant</text:p>
          </table:table-cell>
          <table:table-cell table:style-name="ce2" office:value-type="string" calcext:value-type="string">
            <text:p>Halvemaa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9];&quot;/&quot;;[.B9])" office:value-type="string" office:string-value="https://osm.org/relation/3290302" calcext:value-type="string">
            <text:p>https://osm.org/relation/32903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2022" calcext:value-type="float">
            <text:p>3292022</text:p>
          </table:table-cell>
          <table:table-cell table:style-name="ce2" office:value-type="string" calcext:value-type="string">
            <text:p>Rue de Serbie</text:p>
          </table:table-cell>
          <table:table-cell table:style-name="ce2" office:value-type="string" calcext:value-type="string">
            <text:p>Servië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];&quot;/&quot;;[.B10])" office:value-type="string" office:string-value="https://osm.org/relation/3292022" calcext:value-type="string">
            <text:p>https://osm.org/relation/32920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2025" calcext:value-type="float">
            <text:p>3292025</text:p>
          </table:table-cell>
          <table:table-cell table:style-name="ce2" office:value-type="string" calcext:value-type="string">
            <text:p>Rue de Serbie</text:p>
          </table:table-cell>
          <table:table-cell table:style-name="ce2" office:value-type="string" calcext:value-type="string">
            <text:p>Servië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1];&quot;/&quot;;[.B11])" office:value-type="string" office:string-value="https://osm.org/relation/3292025" calcext:value-type="string">
            <text:p>https://osm.org/relation/32920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3606" calcext:value-type="float">
            <text:p>3293606</text:p>
          </table:table-cell>
          <table:table-cell table:style-name="ce2" office:value-type="string" calcext:value-type="string">
            <text:p>Avenue du Roi</text:p>
          </table:table-cell>
          <table:table-cell table:style-name="ce2" office:value-type="string" calcext:value-type="string">
            <text:p>Koning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2];&quot;/&quot;;[.B12])" office:value-type="string" office:string-value="https://osm.org/relation/3293606" calcext:value-type="string">
            <text:p>https://osm.org/relation/32936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3638" calcext:value-type="float">
            <text:p>3293638</text:p>
          </table:table-cell>
          <table:table-cell table:style-name="ce2" office:value-type="string" calcext:value-type="string">
            <text:p>Avenue du Roi</text:p>
          </table:table-cell>
          <table:table-cell table:style-name="ce2" office:value-type="string" calcext:value-type="string">
            <text:p>Koning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3];&quot;/&quot;;[.B13])" office:value-type="string" office:string-value="https://osm.org/relation/3293638" calcext:value-type="string">
            <text:p>https://osm.org/relation/32936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5536" calcext:value-type="float">
            <text:p>3295536</text:p>
          </table:table-cell>
          <table:table-cell table:style-name="ce2" office:value-type="string" calcext:value-type="string">
            <text:p>Rue André Hennebicq</text:p>
          </table:table-cell>
          <table:table-cell table:style-name="ce2" office:value-type="string" calcext:value-type="string">
            <text:p>André Hennebicqstraat</text:p>
          </table:table-cell>
          <table:table-cell table:style-name="ce2" office:value-type="string" calcext:value-type="string">
            <text:p>Q327212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4];&quot;/&quot;;[.B14])" office:value-type="string" office:string-value="https://osm.org/relation/3295536" calcext:value-type="string">
            <text:p>https://osm.org/relation/32955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5537" calcext:value-type="float">
            <text:p>3295537</text:p>
          </table:table-cell>
          <table:table-cell table:style-name="ce2" office:value-type="string" calcext:value-type="string">
            <text:p>Rue André Hennebicq</text:p>
          </table:table-cell>
          <table:table-cell table:style-name="ce2" office:value-type="string" calcext:value-type="string">
            <text:p>André Hennebicqstraat</text:p>
          </table:table-cell>
          <table:table-cell table:style-name="ce2" office:value-type="string" calcext:value-type="string">
            <text:p>Q327212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5];&quot;/&quot;;[.B15])" office:value-type="string" office:string-value="https://osm.org/relation/3295537" calcext:value-type="string">
            <text:p>https://osm.org/relation/32955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8894" calcext:value-type="float">
            <text:p>3298894</text:p>
          </table:table-cell>
          <table:table-cell table:style-name="ce2" office:value-type="string" calcext:value-type="string">
            <text:p>Rue Jules Francqui</text:p>
          </table:table-cell>
          <table:table-cell table:style-name="ce2" office:value-type="string" calcext:value-type="string">
            <text:p>Jules Francqui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</text:p>
          </table:table-cell>
          <table:table-cell table:style-name="ce8" table:formula="of:=CONCATENATE(&quot;https://osm.org/&quot;;[.A16];&quot;/&quot;;[.B16])" office:value-type="string" office:string-value="https://osm.org/relation/3298894" calcext:value-type="string">
            <text:p>https://osm.org/relation/32988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0593" calcext:value-type="float">
            <text:p>3300593</text:p>
          </table:table-cell>
          <table:table-cell table:style-name="ce2" office:value-type="string" calcext:value-type="string">
            <text:p>Rue Égide Walschaerts</text:p>
          </table:table-cell>
          <table:table-cell table:style-name="ce2" office:value-type="string" calcext:value-type="string">
            <text:p>Égide Walschaertsstraat</text:p>
          </table:table-cell>
          <table:table-cell table:style-name="ce2" office:value-type="string" calcext:value-type="string">
            <text:p>Q129779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7];&quot;/&quot;;[.B17])" office:value-type="string" office:string-value="https://osm.org/relation/3300593" calcext:value-type="string">
            <text:p>https://osm.org/relation/33005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1216" calcext:value-type="float">
            <text:p>3301216</text:p>
          </table:table-cell>
          <table:table-cell table:style-name="ce2" office:value-type="string" calcext:value-type="string">
            <text:p>Rue du Tir</text:p>
          </table:table-cell>
          <table:table-cell table:style-name="ce2" office:value-type="string" calcext:value-type="string">
            <text:p>Schietbaa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8];&quot;/&quot;;[.B18])" office:value-type="string" office:string-value="https://osm.org/relation/3301216" calcext:value-type="string">
            <text:p>https://osm.org/relation/33012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9541" calcext:value-type="float">
            <text:p>3329541</text:p>
          </table:table-cell>
          <table:table-cell table:style-name="ce2" office:value-type="string" calcext:value-type="string">
            <text:p>Rue de Mérode</text:p>
          </table:table-cell>
          <table:table-cell table:style-name="ce2" office:value-type="string" calcext:value-type="string">
            <text:p>de Mérod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7" office:value-type="string" calcext:value-type="string">
            <text:p><text:a xlink:href="https://fr.wikipedia.org/wiki/Louis_Ghislain_de_Merode" xlink:type="simple">https://fr.wikipedia.org/wiki/Louis_Ghislain_de_Merode</text:a></text:p>
          </table:table-cell>
          <table:table-cell/>
          <table:table-cell table:style-name="ce8" table:formula="of:=CONCATENATE(&quot;https://osm.org/&quot;;[.A19];&quot;/&quot;;[.B19])" office:value-type="string" office:string-value="https://osm.org/relation/3329541" calcext:value-type="string">
            <text:p>https://osm.org/relation/33295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8640" calcext:value-type="float">
            <text:p>3338640</text:p>
          </table:table-cell>
          <table:table-cell table:style-name="ce2" office:value-type="string" calcext:value-type="string">
            <text:p>Rue du Monténégro</text:p>
          </table:table-cell>
          <table:table-cell table:style-name="ce2" office:value-type="string" calcext:value-type="string">
            <text:p>Montenegro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0];&quot;/&quot;;[.B20])" office:value-type="string" office:string-value="https://osm.org/relation/3338640" calcext:value-type="string">
            <text:p>https://osm.org/relation/33386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0604" calcext:value-type="float">
            <text:p>3370604</text:p>
          </table:table-cell>
          <table:table-cell table:style-name="ce2" office:value-type="string" calcext:value-type="string">
            <text:p>Rue Fernand Bernier</text:p>
          </table:table-cell>
          <table:table-cell table:style-name="ce2" office:value-type="string" calcext:value-type="string">
            <text:p>Fernand Berni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</text:p>
          </table:table-cell>
          <table:table-cell table:style-name="ce8" table:formula="of:=CONCATENATE(&quot;https://osm.org/&quot;;[.A21];&quot;/&quot;;[.B21])" office:value-type="string" office:string-value="https://osm.org/relation/3370604" calcext:value-type="string">
            <text:p>https://osm.org/relation/33706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5618" calcext:value-type="float">
            <text:p>3375618</text:p>
          </table:table-cell>
          <table:table-cell table:style-name="ce2" office:value-type="string" calcext:value-type="string">
            <text:p>Rue de Russie</text:p>
          </table:table-cell>
          <table:table-cell table:style-name="ce2" office:value-type="string" calcext:value-type="string">
            <text:p>Rusla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2];&quot;/&quot;;[.B22])" office:value-type="string" office:string-value="https://osm.org/relation/3375618" calcext:value-type="string">
            <text:p>https://osm.org/relation/33756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7179" calcext:value-type="float">
            <text:p>3377179</text:p>
          </table:table-cell>
          <table:table-cell table:style-name="ce2" office:value-type="string" calcext:value-type="string">
            <text:p>Rue d'Angleterre</text:p>
          </table:table-cell>
          <table:table-cell table:style-name="ce2" office:value-type="string" calcext:value-type="string">
            <text:p>Engela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3];&quot;/&quot;;[.B23])" office:value-type="string" office:string-value="https://osm.org/relation/3377179" calcext:value-type="string">
            <text:p>https://osm.org/relation/33771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9360" calcext:value-type="float">
            <text:p>3379360</text:p>
          </table:table-cell>
          <table:table-cell table:style-name="ce2" office:value-type="string" calcext:value-type="string">
            <text:p>Rue de Hollande</text:p>
          </table:table-cell>
          <table:table-cell table:style-name="ce2" office:value-type="string" calcext:value-type="string">
            <text:p>Holla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4];&quot;/&quot;;[.B24])" office:value-type="string" office:string-value="https://osm.org/relation/3379360" calcext:value-type="string">
            <text:p>https://osm.org/relation/33793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1145" calcext:value-type="float">
            <text:p>3381145</text:p>
          </table:table-cell>
          <table:table-cell table:style-name="ce2" office:value-type="string" calcext:value-type="string">
            <text:p>Rue de Suède</text:p>
          </table:table-cell>
          <table:table-cell table:style-name="ce2" office:value-type="string" calcext:value-type="string">
            <text:p>Zwed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5];&quot;/&quot;;[.B25])" office:value-type="string" office:string-value="https://osm.org/relation/3381145" calcext:value-type="string">
            <text:p>https://osm.org/relation/33811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57164" calcext:value-type="float">
            <text:p>3457164</text:p>
          </table:table-cell>
          <table:table-cell table:style-name="ce2" office:value-type="string" calcext:value-type="string">
            <text:p>Chaussée de Waterloo</text:p>
          </table:table-cell>
          <table:table-cell table:style-name="ce2" office:value-type="string" calcext:value-type="string">
            <text:p>Waterloo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6];&quot;/&quot;;[.B26])" office:value-type="string" office:string-value="https://osm.org/relation/3457164" calcext:value-type="string">
            <text:p>https://osm.org/relation/34571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9202" calcext:value-type="float">
            <text:p>3509202</text:p>
          </table:table-cell>
          <table:table-cell table:style-name="ce2" office:value-type="string" calcext:value-type="string">
            <text:p>Place Bara</text:p>
          </table:table-cell>
          <table:table-cell table:style-name="ce2" office:value-type="string" calcext:value-type="string">
            <text:p>Baraplein</text:p>
          </table:table-cell>
          <table:table-cell table:style-name="ce4" office:value-type="string" calcext:value-type="string">
            <text:p>Q35086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7];&quot;/&quot;;[.B27])" office:value-type="string" office:string-value="https://osm.org/relation/3509202" calcext:value-type="string">
            <text:p>https://osm.org/relation/35092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9237" calcext:value-type="float">
            <text:p>3509237</text:p>
          </table:table-cell>
          <table:table-cell table:style-name="ce2" office:value-type="string" calcext:value-type="string">
            <text:p>Rue Bara</text:p>
          </table:table-cell>
          <table:table-cell table:style-name="ce2" office:value-type="string" calcext:value-type="string">
            <text:p>Barastraat</text:p>
          </table:table-cell>
          <table:table-cell table:style-name="ce4" office:value-type="string" calcext:value-type="string">
            <text:p>Q35086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8];&quot;/&quot;;[.B28])" office:value-type="string" office:string-value="https://osm.org/relation/3509237" calcext:value-type="string">
            <text:p>https://osm.org/relation/35092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9275" calcext:value-type="float">
            <text:p>3509275</text:p>
          </table:table-cell>
          <table:table-cell table:style-name="ce2" office:value-type="string" calcext:value-type="string">
            <text:p>Rue des Vétérinaires</text:p>
          </table:table-cell>
          <table:table-cell table:style-name="ce2" office:value-type="string" calcext:value-type="string">
            <text:p>Veearts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9];&quot;/&quot;;[.B29])" office:value-type="string" office:string-value="https://osm.org/relation/3509275" calcext:value-type="string">
            <text:p>https://osm.org/relation/35092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10173" calcext:value-type="float">
            <text:p>3510173</text:p>
          </table:table-cell>
          <table:table-cell table:style-name="ce2" office:value-type="string" calcext:value-type="string">
            <text:p>Rue de France</text:p>
          </table:table-cell>
          <table:table-cell table:style-name="ce2" office:value-type="string" calcext:value-type="string">
            <text:p>Frankrij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0];&quot;/&quot;;[.B30])" office:value-type="string" office:string-value="https://osm.org/relation/3510173" calcext:value-type="string">
            <text:p>https://osm.org/relation/35101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10175" calcext:value-type="float">
            <text:p>3510175</text:p>
          </table:table-cell>
          <table:table-cell table:style-name="ce2" office:value-type="string" calcext:value-type="string">
            <text:p>Rue Charles Parenté</text:p>
          </table:table-cell>
          <table:table-cell table:style-name="ce2" office:value-type="string" calcext:value-type="string">
            <text:p>Charles Parenté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édia</text:p>
          </table:table-cell>
          <table:table-cell table:style-name="ce8" table:formula="of:=CONCATENATE(&quot;https://osm.org/&quot;;[.A31];&quot;/&quot;;[.B31])" office:value-type="string" office:string-value="https://osm.org/relation/3510175" calcext:value-type="string">
            <text:p>https://osm.org/relation/35101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17" calcext:value-type="float">
            <text:p>3547317</text:p>
          </table:table-cell>
          <table:table-cell table:style-name="ce2" office:value-type="string" calcext:value-type="string">
            <text:p>Boulevard Poincaré</text:p>
          </table:table-cell>
          <table:table-cell table:style-name="ce2" office:value-type="string" calcext:value-type="string">
            <text:p>Poincarélaan</text:p>
          </table:table-cell>
          <table:table-cell table:style-name="ce2" office:value-type="string" calcext:value-type="string">
            <text:p>Q1919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32];&quot;/&quot;;[.B32])" office:value-type="string" office:string-value="https://osm.org/relation/3547317" calcext:value-type="string">
            <text:p>https://osm.org/relation/3547317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elation</text:p>
          </table:table-cell>
          <table:table-cell table:style-name="ce2" office:value-type="float" office:value="3548124" calcext:value-type="float">
            <text:p>3548124</text:p>
          </table:table-cell>
          <table:table-cell table:style-name="ce2" office:value-type="string" calcext:value-type="string">
            <text:p>Avenue Fonsny</text:p>
          </table:table-cell>
          <table:table-cell table:style-name="ce2" office:value-type="string" calcext:value-type="string">
            <text:p>Fonsny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édia Jean-Toussaint Fonsny (1801-1884), bourgmestre de Saint-Gilles de 1861 à 1870 et de 1872 à 1881.</text:p>
            <text:p/>
          </table:table-cell>
          <table:table-cell table:style-name="ce8" table:formula="of:=CONCATENATE(&quot;https://osm.org/&quot;;[.A33];&quot;/&quot;;[.B33])" office:value-type="string" office:string-value="https://osm.org/relation/3548124" calcext:value-type="string">
            <text:p>https://osm.org/relation/35481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8125" calcext:value-type="float">
            <text:p>3548125</text:p>
          </table:table-cell>
          <table:table-cell table:style-name="ce2" office:value-type="string" calcext:value-type="string">
            <text:p>Avenue de la Porte de Hal</text:p>
          </table:table-cell>
          <table:table-cell table:style-name="ce2" office:value-type="string" calcext:value-type="string">
            <text:p>Hallepoor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4];&quot;/&quot;;[.B34])" office:value-type="string" office:string-value="https://osm.org/relation/3548125" calcext:value-type="string">
            <text:p>https://osm.org/relation/354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8126" calcext:value-type="float">
            <text:p>3548126</text:p>
          </table:table-cell>
          <table:table-cell table:style-name="ce2" office:value-type="string" calcext:value-type="string">
            <text:p>Boulevard Jamar</text:p>
          </table:table-cell>
          <table:table-cell table:style-name="ce2" office:value-type="string" calcext:value-type="string">
            <text:p>Jamarlaan</text:p>
          </table:table-cell>
          <table:table-cell table:style-name="ce2" office:value-type="string" calcext:value-type="string">
            <text:p>Q77456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35];&quot;/&quot;;[.B35])" office:value-type="string" office:string-value="https://osm.org/relation/3548126" calcext:value-type="string">
            <text:p>https://osm.org/relation/35481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8127" calcext:value-type="float">
            <text:p>3548127</text:p>
          </table:table-cell>
          <table:table-cell table:style-name="ce2" office:value-type="string" calcext:value-type="string">
            <text:p>Esplanade de l'Europe</text:p>
          </table:table-cell>
          <table:table-cell table:style-name="ce2" office:value-type="string" calcext:value-type="string">
            <text:p>Europaesplanad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36];&quot;/&quot;;[.B36])" office:value-type="string" office:string-value="https://osm.org/relation/3548127" calcext:value-type="string">
            <text:p>https://osm.org/relation/35481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8128" calcext:value-type="float">
            <text:p>3548128</text:p>
          </table:table-cell>
          <table:table-cell table:style-name="ce2" office:value-type="string" calcext:value-type="string">
            <text:p>Rue de l'Argonne</text:p>
          </table:table-cell>
          <table:table-cell table:style-name="ce2" office:value-type="string" calcext:value-type="string">
            <text:p>Argon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7];&quot;/&quot;;[.B37])" office:value-type="string" office:string-value="https://osm.org/relation/3548128" calcext:value-type="string">
            <text:p>https://osm.org/relation/35481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66360" calcext:value-type="float">
            <text:p>3566360</text:p>
          </table:table-cell>
          <table:table-cell table:style-name="ce2" office:value-type="string" calcext:value-type="string">
            <text:p>Cité Fontainas</text:p>
          </table:table-cell>
          <table:table-cell table:style-name="ce2" office:value-type="string" calcext:value-type="string">
            <text:p>Fontainashof</text:p>
          </table:table-cell>
          <table:table-cell table:style-name="ce2" office:value-type="string" calcext:value-type="string">
            <text:p>Q27447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38];&quot;/&quot;;[.B38])" office:value-type="string" office:string-value="https://osm.org/relation/3566360" calcext:value-type="string">
            <text:p>https://osm.org/relation/35663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66497" calcext:value-type="float">
            <text:p>3566497</text:p>
          </table:table-cell>
          <table:table-cell table:style-name="ce2" office:value-type="string" calcext:value-type="string">
            <text:p>Rue Fontainas</text:p>
          </table:table-cell>
          <table:table-cell table:style-name="ce2" office:value-type="string" calcext:value-type="string">
            <text:p>Fontainasstraat</text:p>
          </table:table-cell>
          <table:table-cell table:style-name="ce5" office:value-type="string" calcext:value-type="string">
            <text:p>Q27447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39];&quot;/&quot;;[.B39])" office:value-type="string" office:string-value="https://osm.org/relation/3566497" calcext:value-type="string">
            <text:p>https://osm.org/relation/35664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66498" calcext:value-type="float">
            <text:p>3566498</text:p>
          </table:table-cell>
          <table:table-cell table:style-name="ce2" office:value-type="string" calcext:value-type="string">
            <text:p>Rue César Depaepe</text:p>
          </table:table-cell>
          <table:table-cell table:style-name="ce2" office:value-type="string" calcext:value-type="string">
            <text:p>César Depaepestraat</text:p>
          </table:table-cell>
          <table:table-cell table:style-name="ce2" office:value-type="string" calcext:value-type="string">
            <text:p>Q115069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https://fr.wikipedia.org/wiki/César_De_Paepe</text:p>
          </table:table-cell>
          <table:table-cell/>
          <table:table-cell table:style-name="ce8" table:formula="of:=CONCATENATE(&quot;https://osm.org/&quot;;[.A40];&quot;/&quot;;[.B40])" office:value-type="string" office:string-value="https://osm.org/relation/3566498" calcext:value-type="string">
            <text:p>https://osm.org/relation/35664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86527" calcext:value-type="float">
            <text:p>3586527</text:p>
          </table:table-cell>
          <table:table-cell table:style-name="ce2" office:value-type="string" calcext:value-type="string">
            <text:p>Chaussée de Forest</text:p>
          </table:table-cell>
          <table:table-cell table:style-name="ce2" office:value-type="string" calcext:value-type="string">
            <text:p>Vorst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1];&quot;/&quot;;[.B41])" office:value-type="string" office:string-value="https://osm.org/relation/3586527" calcext:value-type="string">
            <text:p>https://osm.org/relation/35865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86555" calcext:value-type="float">
            <text:p>3586555</text:p>
          </table:table-cell>
          <table:table-cell table:style-name="ce2" office:value-type="string" calcext:value-type="string">
            <text:p>Rue d'Andenne</text:p>
          </table:table-cell>
          <table:table-cell table:style-name="ce2" office:value-type="string" calcext:value-type="string">
            <text:p>Anden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2];&quot;/&quot;;[.B42])" office:value-type="string" office:string-value="https://osm.org/relation/3586555" calcext:value-type="string">
            <text:p>https://osm.org/relation/35865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87254" calcext:value-type="float">
            <text:p>3587254</text:p>
          </table:table-cell>
          <table:table-cell table:style-name="ce2" office:value-type="string" calcext:value-type="string">
            <text:p>Avenue Jean Volders</text:p>
          </table:table-cell>
          <table:table-cell table:style-name="ce2" office:value-type="string" calcext:value-type="string">
            <text:p>Jean Volderslaan</text:p>
          </table:table-cell>
          <table:table-cell table:style-name="ce2" office:value-type="string" calcext:value-type="string">
            <text:p>Q317507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/>
          <table:table-cell table:style-name="ce8" table:formula="of:=CONCATENATE(&quot;https://osm.org/&quot;;[.A43];&quot;/&quot;;[.B43])" office:value-type="string" office:string-value="https://osm.org/relation/3587254" calcext:value-type="string">
            <text:p>https://osm.org/relation/35872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87290" calcext:value-type="float">
            <text:p>3587290</text:p>
          </table:table-cell>
          <table:table-cell table:style-name="ce2" office:value-type="string" calcext:value-type="string">
            <text:p>Rue Vanderschrick</text:p>
          </table:table-cell>
          <table:table-cell table:style-name="ce2" office:value-type="string" calcext:value-type="string">
            <text:p>Vanderschrick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édia Égide Vanderschrick</text:p>
          </table:table-cell>
          <table:table-cell table:style-name="ce8" table:formula="of:=CONCATENATE(&quot;https://osm.org/&quot;;[.A44];&quot;/&quot;;[.B44])" office:value-type="string" office:string-value="https://osm.org/relation/3587290" calcext:value-type="string">
            <text:p>https://osm.org/relation/35872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87315" calcext:value-type="float">
            <text:p>3587315</text:p>
          </table:table-cell>
          <table:table-cell table:style-name="ce2" office:value-type="string" calcext:value-type="string">
            <text:p>Rue de l'Église Saint-Gilles</text:p>
          </table:table-cell>
          <table:table-cell table:style-name="ce2" office:value-type="string" calcext:value-type="string">
            <text:p>Sint-Gillisker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5];&quot;/&quot;;[.B45])" office:value-type="string" office:string-value="https://osm.org/relation/3587315" calcext:value-type="string">
            <text:p>https://osm.org/relation/35873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5975878" calcext:value-type="float">
            <text:p>5975878</text:p>
          </table:table-cell>
          <table:table-cell table:style-name="ce2" office:value-type="string" calcext:value-type="string">
            <text:p>Rue Defacqz</text:p>
          </table:table-cell>
          <table:table-cell table:style-name="ce2" office:value-type="string" calcext:value-type="string">
            <text:p>Defacqzstraat</text:p>
          </table:table-cell>
          <table:table-cell table:style-name="ce2" office:value-type="string" calcext:value-type="string">
            <text:p>Q257084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/>
          <table:table-cell/>
          <table:table-cell table:style-name="ce8" table:formula="of:=CONCATENATE(&quot;https://osm.org/&quot;;[.A46];&quot;/&quot;;[.B46])" office:value-type="string" office:string-value="https://osm.org/relation/5975878" calcext:value-type="string">
            <text:p>https://osm.org/relation/59758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5977066" calcext:value-type="float">
            <text:p>5977066</text:p>
          </table:table-cell>
          <table:table-cell table:style-name="ce2" office:value-type="string" calcext:value-type="string">
            <text:p>Rue Defacqz</text:p>
          </table:table-cell>
          <table:table-cell table:style-name="ce2" office:value-type="string" calcext:value-type="string">
            <text:p>Defacqzstraat</text:p>
          </table:table-cell>
          <table:table-cell table:style-name="ce2" office:value-type="string" calcext:value-type="string">
            <text:p>Q257084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/>
          <table:table-cell/>
          <table:table-cell table:style-name="ce8" table:formula="of:=CONCATENATE(&quot;https://osm.org/&quot;;[.A47];&quot;/&quot;;[.B47])" office:value-type="string" office:string-value="https://osm.org/relation/5977066" calcext:value-type="string">
            <text:p>https://osm.org/relation/59770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6005860" calcext:value-type="float">
            <text:p>6005860</text:p>
          </table:table-cell>
          <table:table-cell table:style-name="ce2" office:value-type="string" calcext:value-type="string">
            <text:p>Place Louise</text:p>
          </table:table-cell>
          <table:table-cell table:style-name="ce2" office:value-type="string" calcext:value-type="string">
            <text:p>Louizaplein</text:p>
          </table:table-cell>
          <table:table-cell table:style-name="ce2" office:value-type="string" calcext:value-type="string">
            <text:p>Q237318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8" table:formula="of:=CONCATENATE(&quot;https://osm.org/&quot;;[.A48];&quot;/&quot;;[.B48])" office:value-type="string" office:string-value="https://osm.org/relation/6005860" calcext:value-type="string">
            <text:p>https://osm.org/relation/60058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769704" calcext:value-type="float">
            <text:p>7769704</text:p>
          </table:table-cell>
          <table:table-cell table:style-name="ce3" office:value-type="string" calcext:value-type="string">
            <text:p>Rue Blaes</text:p>
          </table:table-cell>
          <table:table-cell table:style-name="ce2" office:value-type="string" calcext:value-type="string">
            <text:p>Bla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9];&quot;/&quot;;[.B49])" office:value-type="string" office:string-value="https://osm.org/relation/7769704" calcext:value-type="string">
            <text:p>https://osm.org/relation/77697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769732" calcext:value-type="float">
            <text:p>7769732</text:p>
          </table:table-cell>
          <table:table-cell table:style-name="ce2" office:value-type="string" calcext:value-type="string">
            <text:p>Chaussée de Charleroi</text:p>
          </table:table-cell>
          <table:table-cell table:style-name="ce2" office:value-type="string" calcext:value-type="string">
            <text:p>Charleroi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0];&quot;/&quot;;[.B50])" office:value-type="string" office:string-value="https://osm.org/relation/7769732" calcext:value-type="string">
            <text:p>https://osm.org/relation/77697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774075" calcext:value-type="float">
            <text:p>7774075</text:p>
          </table:table-cell>
          <table:table-cell table:style-name="ce2" office:value-type="string" calcext:value-type="string">
            <text:p>Rue de l'Hôtel des Monnaies</text:p>
          </table:table-cell>
          <table:table-cell table:style-name="ce2" office:value-type="string" calcext:value-type="string">
            <text:p>Munthof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1];&quot;/&quot;;[.B51])" office:value-type="string" office:string-value="https://osm.org/relation/7774075" calcext:value-type="string">
            <text:p>https://osm.org/relation/77740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7774076" calcext:value-type="float">
            <text:p>7774076</text:p>
          </table:table-cell>
          <table:table-cell table:style-name="ce2" office:value-type="string" calcext:value-type="string">
            <text:p>Boulevard Maurice Lemonnier</text:p>
          </table:table-cell>
          <table:table-cell table:style-name="ce2" office:value-type="string" calcext:value-type="string">
            <text:p>Maurice Lemonnierlaan</text:p>
          </table:table-cell>
          <table:table-cell table:style-name="ce2" office:value-type="string" calcext:value-type="string">
            <text:p>Q21014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7" office:value-type="string" calcext:value-type="string">
            <text:p><text:a xlink:href="https://fr.wikipedia.org/wiki/Maurice_Lemonnier" xlink:type="simple">https://fr.wikipedia.org/wiki/Maurice_Lemonnier</text:a></text:p>
          </table:table-cell>
          <table:table-cell/>
          <table:table-cell table:style-name="ce8" table:formula="of:=CONCATENATE(&quot;https://osm.org/&quot;;[.A52];&quot;/&quot;;[.B52])" office:value-type="string" office:string-value="https://osm.org/relation/7774076" calcext:value-type="string">
            <text:p>https://osm.org/relation/77740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9802733" calcext:value-type="float">
            <text:p>9802733</text:p>
          </table:table-cell>
          <table:table-cell table:style-name="ce2" office:value-type="string" calcext:value-type="string">
            <text:p>Chaussée de Forest</text:p>
          </table:table-cell>
          <table:table-cell table:style-name="ce2" office:value-type="string" calcext:value-type="string">
            <text:p>Vorst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3];&quot;/&quot;;[.B53])" office:value-type="string" office:string-value="https://osm.org/relation/9802733" calcext:value-type="string">
            <text:p>https://osm.org/relation/98027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dolphe Demeur</text:p>
          </table:table-cell>
          <table:table-cell table:style-name="ce2" office:value-type="string" calcext:value-type="string">
            <text:p>Adolphe Demeurlaan</text:p>
          </table:table-cell>
          <table:table-cell table:style-name="ce2" office:value-type="string" calcext:value-type="string">
            <text:p>Q1586936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54];&quot;,saint-gilles&quot;))" office:value-type="string" office:string-value="https://osm.org/search?query=Avenue Adolphe Demeur,saint-gilles" calcext:value-type="string">
            <text:p>https://osm.org/search?query=Avenue Adolphe Demeur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Brugmann</text:p>
          </table:table-cell>
          <table:table-cell table:style-name="ce2" office:value-type="string" calcext:value-type="string">
            <text:p>Brugmannlaan</text:p>
          </table:table-cell>
          <table:table-cell table:style-name="ce2" office:value-type="string" calcext:value-type="string">
            <text:p>Q310238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55];&quot;,saint-gilles&quot;))" office:value-type="string" office:string-value="https://osm.org/search?query=Avenue Brugmann,saint-gilles" calcext:value-type="string">
            <text:p>https://osm.org/search?query=Avenue Brugmann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Clémentine</text:p>
          </table:table-cell>
          <table:table-cell table:style-name="ce2" office:value-type="string" calcext:value-type="string">
            <text:p>Clementinalaan</text:p>
          </table:table-cell>
          <table:table-cell table:style-name="ce2" office:value-type="string" calcext:value-type="string">
            <text:p>Q261129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9" table:formula="of:=HYPERLINK(CONCATENATE(&quot;https://osm.org/search?query=&quot;; [.C56];&quot;,saint-gilles&quot;))" office:value-type="string" office:string-value="https://osm.org/search?query=Avenue Clémentine,saint-gilles" calcext:value-type="string">
            <text:p>https://osm.org/search?query=Avenue Clémentin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cpétiaux</text:p>
          </table:table-cell>
          <table:table-cell table:style-name="ce2" office:value-type="string" calcext:value-type="string">
            <text:p>Ducpétiauxlaan</text:p>
          </table:table-cell>
          <table:table-cell table:style-name="ce6" office:value-type="string" calcext:value-type="string">
            <text:p>Q268433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57];&quot;,saint-gilles&quot;))" office:value-type="string" office:string-value="https://osm.org/search?query=Avenue Ducpétiaux,saint-gilles" calcext:value-type="string">
            <text:p>https://osm.org/search?query=Avenue Ducpétiaux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Henri Jaspar</text:p>
          </table:table-cell>
          <table:table-cell table:style-name="ce2" office:value-type="string" calcext:value-type="string">
            <text:p>Henri Jasparlaan</text:p>
          </table:table-cell>
          <table:table-cell table:style-name="ce2" office:value-type="string" calcext:value-type="string">
            <text:p>Q1499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58];&quot;,saint-gilles&quot;))" office:value-type="string" office:string-value="https://osm.org/search?query=Avenue Henri Jaspar,saint-gilles" calcext:value-type="string">
            <text:p>https://osm.org/search?query=Avenue Henri Jaspar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ef Lambeaux</text:p>
          </table:table-cell>
          <table:table-cell table:style-name="ce2" office:value-type="string" calcext:value-type="string">
            <text:p>Jef Lambeauxlaan</text:p>
          </table:table-cell>
          <table:table-cell table:style-name="ce2" office:value-type="string" calcext:value-type="string">
            <text:p>Q251510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59];&quot;,saint-gilles&quot;))" office:value-type="string" office:string-value="https://osm.org/search?query=Avenue Jef Lambeaux,saint-gilles" calcext:value-type="string">
            <text:p>https://osm.org/search?query=Avenue Jef Lambeaux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ouise</text:p>
          </table:table-cell>
          <table:table-cell table:style-name="ce2" office:value-type="string" calcext:value-type="string">
            <text:p>Louizalaan</text:p>
          </table:table-cell>
          <table:table-cell table:style-name="ce2" office:value-type="string" calcext:value-type="string">
            <text:p>Q237318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9" table:formula="of:=HYPERLINK(CONCATENATE(&quot;https://osm.org/search?query=&quot;; [.C60];&quot;,saint-gilles&quot;))" office:value-type="string" office:string-value="https://osm.org/search?query=Avenue Louise,saint-gilles" calcext:value-type="string">
            <text:p>https://osm.org/search?query=Avenue Louis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Paul Dejaer</text:p>
          </table:table-cell>
          <table:table-cell table:style-name="ce2" office:value-type="string" calcext:value-type="string">
            <text:p>Paul Dejaer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édia</text:p>
          </table:table-cell>
          <table:table-cell table:style-name="ce9" table:formula="of:=HYPERLINK(CONCATENATE(&quot;https://osm.org/search?query=&quot;; [.C61];&quot;,saint-gilles&quot;))" office:value-type="string" office:string-value="https://osm.org/search?query=Avenue Paul Dejaer,saint-gilles" calcext:value-type="string">
            <text:p>https://osm.org/search?query=Avenue Paul Dejaer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Paul-Henri Spaak</text:p>
          </table:table-cell>
          <table:table-cell table:style-name="ce2" office:value-type="string" calcext:value-type="string">
            <text:p>Paul-Henri Spaaklaan</text:p>
          </table:table-cell>
          <table:table-cell table:style-name="ce2" office:value-type="string" calcext:value-type="string">
            <text:p>Q1556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62];&quot;,saint-gilles&quot;))" office:value-type="string" office:string-value="https://osm.org/search?query=Avenue Paul-Henri Spaak,saint-gilles" calcext:value-type="string">
            <text:p>https://osm.org/search?query=Avenue Paul-Henri Spaak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Jonction</text:p>
          </table:table-cell>
          <table:table-cell table:style-name="ce2" office:value-type="string" calcext:value-type="string">
            <text:p>Verbinding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63];&quot;,saint-gilles&quot;))" office:value-type="string" office:string-value="https://osm.org/search?query=Avenue de la Jonction,saint-gilles" calcext:value-type="string">
            <text:p>https://osm.org/search?query=Avenue de la Jonction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Villas</text:p>
          </table:table-cell>
          <table:table-cell table:style-name="ce2" office:value-type="string" calcext:value-type="string">
            <text:p>Vill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64];&quot;,saint-gilles&quot;))" office:value-type="string" office:string-value="https://osm.org/search?query=Avenue des Villas,saint-gilles" calcext:value-type="string">
            <text:p>https://osm.org/search?query=Avenue des Villas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Haut-Pont</text:p>
          </table:table-cell>
          <table:table-cell table:style-name="ce2" office:value-type="string" calcext:value-type="string">
            <text:p>Hoge-Brugg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65];&quot;,saint-gilles&quot;))" office:value-type="string" office:string-value="https://osm.org/search?query=Avenue du Haut-Pont,saint-gilles" calcext:value-type="string">
            <text:p>https://osm.org/search?query=Avenue du Haut-Pont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Haut-Pont</text:p>
          </table:table-cell>
          <table:table-cell table:style-name="ce2" office:value-type="string" calcext:value-type="string">
            <text:p>Hoge-Bru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66];&quot;,saint-gilles&quot;))" office:value-type="string" office:string-value="https://osm.org/search?query=Avenue du Haut-Pont,saint-gilles" calcext:value-type="string">
            <text:p>https://osm.org/search?query=Avenue du Haut-Pont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Mont Kemmel</text:p>
          </table:table-cell>
          <table:table-cell table:style-name="ce2" office:value-type="string" calcext:value-type="string">
            <text:p>Kemmelber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67];&quot;,saint-gilles&quot;))" office:value-type="string" office:string-value="https://osm.org/search?query=Avenue du Mont Kemmel,saint-gilles" calcext:value-type="string">
            <text:p>https://osm.org/search?query=Avenue du Mont Kemmel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Parc</text:p>
          </table:table-cell>
          <table:table-cell table:style-name="ce2" office:value-type="string" calcext:value-type="string">
            <text:p>Par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68];&quot;,saint-gilles&quot;))" office:value-type="string" office:string-value="https://osm.org/search?query=Avenue du Parc,saint-gilles" calcext:value-type="string">
            <text:p>https://osm.org/search?query=Avenue du Parc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arrière Saint-Gilles</text:p>
          </table:table-cell>
          <table:table-cell table:style-name="ce2" office:value-type="string" calcext:value-type="string">
            <text:p>Bareel van Sint-Gillis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69];&quot;,saint-gilles&quot;))" office:value-type="string" office:string-value="https://osm.org/search?query=Barrière Saint-Gilles,saint-gilles" calcext:value-type="string">
            <text:p>https://osm.org/search?query=Barrière Saint-Gilles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u Midi</text:p>
          </table:table-cell>
          <table:table-cell table:style-name="ce2" office:value-type="string" calcext:value-type="string">
            <text:p>Zui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70];&quot;,saint-gilles&quot;))" office:value-type="string" office:string-value="https://osm.org/search?query=Boulevard du Midi,saint-gilles" calcext:value-type="string">
            <text:p>https://osm.org/search?query=Boulevard du Midi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'Alsemberg</text:p>
          </table:table-cell>
          <table:table-cell table:style-name="ce2" office:value-type="string" calcext:value-type="string">
            <text:p>Alsemberg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71];&quot;,saint-gilles&quot;))" office:value-type="string" office:string-value="https://osm.org/search?query=Chaussée d'Alsemberg,saint-gilles" calcext:value-type="string">
            <text:p>https://osm.org/search?query=Chaussée d'Alsemberg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Waterloo</text:p>
          </table:table-cell>
          <table:table-cell table:style-name="ce2" office:value-type="string" calcext:value-type="string">
            <text:p>Waterlo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72];&quot;,saint-gilles&quot;))" office:value-type="string" office:string-value="https://osm.org/search?query=Chaussée de Waterloo,saint-gilles" calcext:value-type="string">
            <text:p>https://osm.org/search?query=Chaussée de Waterloo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ouloir principal</text:p>
          </table:table-cell>
          <table:table-cell table:style-name="ce2" office:value-type="string" calcext:value-type="string">
            <text:p>Hoofd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73];&quot;,saint-gilles&quot;))" office:value-type="string" office:string-value="https://osm.org/search?query=Couloir principal,saint-gilles" calcext:value-type="string">
            <text:p>https://osm.org/search?query=Couloir principal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ouloir secondaire</text:p>
          </table:table-cell>
          <table:table-cell table:style-name="ce2" office:value-type="string" calcext:value-type="string">
            <text:p>Secundaire 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74];&quot;,saint-gilles&quot;))" office:value-type="string" office:string-value="https://osm.org/search?query=Couloir secondaire,saint-gilles" calcext:value-type="string">
            <text:p>https://osm.org/search?query=Couloir secondair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Galerie Sud</text:p>
          </table:table-cell>
          <table:table-cell table:style-name="ce2" office:value-type="string" calcext:value-type="string">
            <text:p>Zuidgalerij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75];&quot;,saint-gilles&quot;))" office:value-type="string" office:string-value="https://osm.org/search?query=Galerie Sud,saint-gilles" calcext:value-type="string">
            <text:p>https://osm.org/search?query=Galerie Sud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Galerie du Midi</text:p>
          </table:table-cell>
          <table:table-cell table:style-name="ce2" office:value-type="string" calcext:value-type="string">
            <text:p>Zuidgalerij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76];&quot;,saint-gilles&quot;))" office:value-type="string" office:string-value="https://osm.org/search?query=Galerie du Midi,saint-gilles" calcext:value-type="string">
            <text:p>https://osm.org/search?query=Galerie du Midi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arvis Saint-Gilles</text:p>
          </table:table-cell>
          <table:table-cell table:style-name="ce2" office:value-type="string" calcext:value-type="string">
            <text:p>Sint-Gillisvoor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77];&quot;,saint-gilles&quot;))" office:value-type="string" office:string-value="https://osm.org/search?query=Parvis Saint-Gilles,saint-gilles" calcext:value-type="string">
            <text:p>https://osm.org/search?query=Parvis Saint-Gilles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Antoine Delporte</text:p>
          </table:table-cell>
          <table:table-cell table:style-name="ce2" office:value-type="string" calcext:value-type="string">
            <text:p>Antoine Delporteplein</text:p>
          </table:table-cell>
          <table:table-cell table:style-name="ce2" office:value-type="string" calcext:value-type="string">
            <text:p>Q285385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78];&quot;,saint-gilles&quot;))" office:value-type="string" office:string-value="https://osm.org/search?query=Place Antoine Delporte,saint-gilles" calcext:value-type="string">
            <text:p>https://osm.org/search?query=Place Antoine Delport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Hermann Dumont</text:p>
          </table:table-cell>
          <table:table-cell table:style-name="ce2" office:value-type="string" calcext:value-type="string">
            <text:p>Hermann Dumont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édia</text:p>
          </table:table-cell>
          <table:table-cell table:style-name="ce9" table:formula="of:=HYPERLINK(CONCATENATE(&quot;https://osm.org/search?query=&quot;; [.C79];&quot;,saint-gilles&quot;))" office:value-type="string" office:string-value="https://osm.org/search?query=Place Hermann Dumont,saint-gilles" calcext:value-type="string">
            <text:p>https://osm.org/search?query=Place Hermann Dumont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Julien Dillens</text:p>
          </table:table-cell>
          <table:table-cell table:style-name="ce2" office:value-type="string" calcext:value-type="string">
            <text:p>Julien Dillensplein</text:p>
          </table:table-cell>
          <table:table-cell table:style-name="ce2" office:value-type="string" calcext:value-type="string">
            <text:p>Q171223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80];&quot;,saint-gilles&quot;))" office:value-type="string" office:string-value="https://osm.org/search?query=Place Julien Dillens,saint-gilles" calcext:value-type="string">
            <text:p>https://osm.org/search?query=Place Julien Dillens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Loix</text:p>
          </table:table-cell>
          <table:table-cell table:style-name="ce2" office:value-type="string" calcext:value-type="string">
            <text:p>Loix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 François-Henri Loix</text:p>
          </table:table-cell>
          <table:table-cell table:style-name="ce9" table:formula="of:=HYPERLINK(CONCATENATE(&quot;https://osm.org/search?query=&quot;; [.C81];&quot;,saint-gilles&quot;))" office:value-type="string" office:string-value="https://osm.org/search?query=Place Loix,saint-gilles" calcext:value-type="string">
            <text:p>https://osm.org/search?query=Place Loix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Louis Morichar</text:p>
          </table:table-cell>
          <table:table-cell table:style-name="ce2" office:value-type="string" calcext:value-type="string">
            <text:p>Louis Morichar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</text:p>
          </table:table-cell>
          <table:table-cell table:style-name="ce9" table:formula="of:=HYPERLINK(CONCATENATE(&quot;https://osm.org/search?query=&quot;; [.C82];&quot;,saint-gilles&quot;))" office:value-type="string" office:string-value="https://osm.org/search?query=Place Louis Morichar,saint-gilles" calcext:value-type="string">
            <text:p>https://osm.org/search?query=Place Louis Morichar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Marcel Broodthaers</text:p>
          </table:table-cell>
          <table:table-cell table:style-name="ce2" office:value-type="string" calcext:value-type="string">
            <text:p>Marcel Broodthaersplein</text:p>
          </table:table-cell>
          <table:table-cell table:style-name="ce2" office:value-type="string" calcext:value-type="string">
            <text:p>Q83492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83];&quot;,saint-gilles&quot;))" office:value-type="string" office:string-value="https://osm.org/search?query=Place Marcel Broodthaers,saint-gilles" calcext:value-type="string">
            <text:p>https://osm.org/search?query=Place Marcel Broodthaers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Maurice Van Meenen</text:p>
          </table:table-cell>
          <table:table-cell table:style-name="ce2" office:value-type="string" calcext:value-type="string">
            <text:p>Maurice Van Meenen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</text:p>
          </table:table-cell>
          <table:table-cell table:style-name="ce9" table:formula="of:=HYPERLINK(CONCATENATE(&quot;https://osm.org/search?query=&quot;; [.C84];&quot;,saint-gilles&quot;))" office:value-type="string" office:string-value="https://osm.org/search?query=Place Maurice Van Meenen,saint-gilles" calcext:value-type="string">
            <text:p>https://osm.org/search?query=Place Maurice Van Meenen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Victor Horta</text:p>
          </table:table-cell>
          <table:table-cell table:style-name="ce2" office:value-type="string" calcext:value-type="string">
            <text:p>Victor Hortaplein</text:p>
          </table:table-cell>
          <table:table-cell table:style-name="ce2" office:value-type="string" calcext:value-type="string">
            <text:p>Q4974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85];&quot;,saint-gilles&quot;))" office:value-type="string" office:string-value="https://osm.org/search?query=Place Victor Horta,saint-gilles" calcext:value-type="string">
            <text:p>https://osm.org/search?query=Place Victor Horta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 Bethléem</text:p>
          </table:table-cell>
          <table:table-cell table:style-name="ce2" office:value-type="string" calcext:value-type="string">
            <text:p>Bethlehem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86];&quot;,saint-gilles&quot;))" office:value-type="string" office:string-value="https://osm.org/search?query=Place de Bethléem,saint-gilles" calcext:value-type="string">
            <text:p>https://osm.org/search?query=Place de Bethléem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 la Constitution</text:p>
          </table:table-cell>
          <table:table-cell table:style-name="ce2" office:value-type="string" calcext:value-type="string">
            <text:p>Grondwet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87];&quot;,saint-gilles&quot;))" office:value-type="string" office:string-value="https://osm.org/search?query=Place de la Constitution,saint-gilles" calcext:value-type="string">
            <text:p>https://osm.org/search?query=Place de la Constitution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s Héros</text:p>
          </table:table-cell>
          <table:table-cell table:style-name="ce2" office:value-type="string" calcext:value-type="string">
            <text:p>Helden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88];&quot;,saint-gilles&quot;))" office:value-type="string" office:string-value="https://osm.org/search?query=Place des Héros,saint-gilles" calcext:value-type="string">
            <text:p>https://osm.org/search?query=Place des Héros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fricaine</text:p>
          </table:table-cell>
          <table:table-cell table:style-name="ce2" office:value-type="string" calcext:value-type="string">
            <text:p>Afrik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89];&quot;,saint-gilles&quot;))" office:value-type="string" office:string-value="https://osm.org/search?query=Rue Africaine,saint-gilles" calcext:value-type="string">
            <text:p>https://osm.org/search?query=Rue Africain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lfred Cluysenaar</text:p>
          </table:table-cell>
          <table:table-cell table:style-name="ce2" office:value-type="string" calcext:value-type="string">
            <text:p>Alfred Cluysenaarstraat</text:p>
          </table:table-cell>
          <table:table-cell table:style-name="ce2" office:value-type="string" calcext:value-type="string">
            <text:p>Q25466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90];&quot;,saint-gilles&quot;))" office:value-type="string" office:string-value="https://osm.org/search?query=Rue Alfred Cluysenaar,saint-gilles" calcext:value-type="string">
            <text:p>https://osm.org/search?query=Rue Alfred Cluysenaar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méricaine</text:p>
          </table:table-cell>
          <table:table-cell table:style-name="ce2" office:value-type="string" calcext:value-type="string">
            <text:p>Amerikaanse 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91];&quot;,saint-gilles&quot;))" office:value-type="string" office:string-value="https://osm.org/search?query=Rue Américaine,saint-gilles" calcext:value-type="string">
            <text:p>https://osm.org/search?query=Rue Américain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méricaine</text:p>
          </table:table-cell>
          <table:table-cell table:style-name="ce2" office:value-type="string" calcext:value-type="string">
            <text:p>Amerik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92];&quot;,saint-gilles&quot;))" office:value-type="string" office:string-value="https://osm.org/search?query=Rue Américaine,saint-gilles" calcext:value-type="string">
            <text:p>https://osm.org/search?query=Rue Américain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ntoine Bréart</text:p>
          </table:table-cell>
          <table:table-cell table:style-name="ce2" office:value-type="string" calcext:value-type="string">
            <text:p>Antoine Bréa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</text:p>
          </table:table-cell>
          <table:table-cell table:style-name="ce9" table:formula="of:=HYPERLINK(CONCATENATE(&quot;https://osm.org/search?query=&quot;; [.C93];&quot;,saint-gilles&quot;))" office:value-type="string" office:string-value="https://osm.org/search?query=Rue Antoine Bréart,saint-gilles" calcext:value-type="string">
            <text:p>https://osm.org/search?query=Rue Antoine Bréart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rthur Diderich</text:p>
          </table:table-cell>
          <table:table-cell table:style-name="ce2" office:value-type="string" calcext:value-type="string">
            <text:p>Arthur Diderich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</text:p>
          </table:table-cell>
          <table:table-cell table:style-name="ce9" table:formula="of:=HYPERLINK(CONCATENATE(&quot;https://osm.org/search?query=&quot;; [.C94];&quot;,saint-gilles&quot;))" office:value-type="string" office:string-value="https://osm.org/search?query=Rue Arthur Diderich,saint-gilles" calcext:value-type="string">
            <text:p>https://osm.org/search?query=Rue Arthur Diderich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erckmans</text:p>
          </table:table-cell>
          <table:table-cell table:style-name="ce2" office:value-type="string" calcext:value-type="string">
            <text:p>Berckma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</text:p>
          </table:table-cell>
          <table:table-cell table:style-name="ce9" table:formula="of:=HYPERLINK(CONCATENATE(&quot;https://osm.org/search?query=&quot;; [.C95];&quot;,saint-gilles&quot;))" office:value-type="string" office:string-value="https://osm.org/search?query=Rue Berckmans,saint-gilles" calcext:value-type="string">
            <text:p>https://osm.org/search?query=Rue Berckmans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lanche</text:p>
          </table:table-cell>
          <table:table-cell table:style-name="ce2" office:value-type="string" calcext:value-type="string">
            <text:p>Blanch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</text:p>
          </table:table-cell>
          <table:table-cell table:style-name="ce9" table:formula="of:=HYPERLINK(CONCATENATE(&quot;https://osm.org/search?query=&quot;; [.C96];&quot;,saint-gilles&quot;))" office:value-type="string" office:string-value="https://osm.org/search?query=Rue Blanche,saint-gilles" calcext:value-type="string">
            <text:p>https://osm.org/search?query=Rue Blanch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osquet</text:p>
          </table:table-cell>
          <table:table-cell table:style-name="ce2" office:value-type="string" calcext:value-type="string">
            <text:p>Bosque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i data ni pédia</text:p>
          </table:table-cell>
          <table:table-cell table:style-name="ce9" table:formula="of:=HYPERLINK(CONCATENATE(&quot;https://osm.org/search?query=&quot;; [.C97];&quot;,saint-gilles&quot;))" office:value-type="string" office:string-value="https://osm.org/search?query=Rue Bosquet,saint-gilles" calcext:value-type="string">
            <text:p>https://osm.org/search?query=Rue Bosquet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Capouillet</text:p>
          </table:table-cell>
          <table:table-cell table:style-name="ce2" office:value-type="string" calcext:value-type="string">
            <text:p>Capouille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édia</text:p>
          </table:table-cell>
          <table:table-cell table:style-name="ce9" table:formula="of:=HYPERLINK(CONCATENATE(&quot;https://osm.org/search?query=&quot;; [.C98];&quot;,saint-gilles&quot;))" office:value-type="string" office:string-value="https://osm.org/search?query=Rue Capouillet,saint-gilles" calcext:value-type="string">
            <text:p>https://osm.org/search?query=Rue Capouillet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Crickx</text:p>
          </table:table-cell>
          <table:table-cell table:style-name="ce2" office:value-type="string" calcext:value-type="string">
            <text:p>Crick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99];&quot;,saint-gilles&quot;))" office:value-type="string" office:string-value="https://osm.org/search?query=Rue Crickx,saint-gilles" calcext:value-type="string">
            <text:p>https://osm.org/search?query=Rue Crickx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joncker</text:p>
          </table:table-cell>
          <table:table-cell table:style-name="ce2" office:value-type="string" calcext:value-type="string">
            <text:p>Dejonck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age wikipedia</text:p>
          </table:table-cell>
          <table:table-cell table:style-name="ce9" table:formula="of:=HYPERLINK(CONCATENATE(&quot;https://osm.org/search?query=&quot;; [.C100];&quot;,saint-gilles&quot;))" office:value-type="string" office:string-value="https://osm.org/search?query=Rue Dejoncker,saint-gilles" calcext:value-type="string">
            <text:p>https://osm.org/search?query=Rue Dejoncker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thy</text:p>
          </table:table-cell>
          <table:table-cell table:style-name="ce2" office:value-type="string" calcext:value-type="string">
            <text:p>Dethy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i data ni pédia</text:p>
          </table:table-cell>
          <table:table-cell table:style-name="ce9" table:formula="of:=HYPERLINK(CONCATENATE(&quot;https://osm.org/search?query=&quot;; [.C101];&quot;,saint-gilles&quot;))" office:value-type="string" office:string-value="https://osm.org/search?query=Rue Dethy,saint-gilles" calcext:value-type="string">
            <text:p>https://osm.org/search?query=Rue Dethy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rnest Blerot</text:p>
          </table:table-cell>
          <table:table-cell table:style-name="ce2" office:value-type="string" calcext:value-type="string">
            <text:p>Ernest Blerotstraat</text:p>
          </table:table-cell>
          <table:table-cell table:style-name="ce2" office:value-type="string" calcext:value-type="string">
            <text:p>Q263023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02];&quot;,saint-gilles&quot;))" office:value-type="string" office:string-value="https://osm.org/search?query=Rue Ernest Blerot,saint-gilles" calcext:value-type="string">
            <text:p>https://osm.org/search?query=Rue Ernest Blerot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ugène Verheggen</text:p>
          </table:table-cell>
          <table:table-cell table:style-name="ce2" office:value-type="string" calcext:value-type="string">
            <text:p>Eugène Verhegg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i data ni pédia</text:p>
          </table:table-cell>
          <table:table-cell table:style-name="ce9" table:formula="of:=HYPERLINK(CONCATENATE(&quot;https://osm.org/search?query=&quot;; [.C103];&quot;,saint-gilles&quot;))" office:value-type="string" office:string-value="https://osm.org/search?query=Rue Eugène Verheggen,saint-gilles" calcext:value-type="string">
            <text:p>https://osm.org/search?query=Rue Eugène Verheggen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aider</text:p>
          </table:table-cell>
          <table:table-cell table:style-name="ce2" office:value-type="string" calcext:value-type="string">
            <text:p>Faiderstraat</text:p>
          </table:table-cell>
          <table:table-cell table:style-name="ce2" office:value-type="string" calcext:value-type="string">
            <text:p>Q35892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04];&quot;,saint-gilles&quot;))" office:value-type="string" office:string-value="https://osm.org/search?query=Rue Faider,saint-gilles" calcext:value-type="string">
            <text:p>https://osm.org/search?query=Rue Faider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élix Delhasse</text:p>
          </table:table-cell>
          <table:table-cell table:style-name="ce2" office:value-type="string" calcext:value-type="string">
            <text:p>Félix Delhassestraat</text:p>
          </table:table-cell>
          <table:table-cell table:style-name="ce2" office:value-type="string" calcext:value-type="string">
            <text:p>Q210965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05];&quot;,saint-gilles&quot;))" office:value-type="string" office:string-value="https://osm.org/search?query=Rue Félix Delhasse,saint-gilles" calcext:value-type="string">
            <text:p>https://osm.org/search?query=Rue Félix Delhass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aribaldi</text:p>
          </table:table-cell>
          <table:table-cell table:style-name="ce2" office:value-type="string" calcext:value-type="string">
            <text:p>Garibaldistraat</text:p>
          </table:table-cell>
          <table:table-cell table:style-name="ce2" office:value-type="string" calcext:value-type="string">
            <text:p>Q53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06];&quot;,saint-gilles&quot;))" office:value-type="string" office:string-value="https://osm.org/search?query=Rue Garibaldi,saint-gilles" calcext:value-type="string">
            <text:p>https://osm.org/search?query=Rue Garibaldi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isbert Combaz</text:p>
          </table:table-cell>
          <table:table-cell table:style-name="ce2" office:value-type="string" calcext:value-type="string">
            <text:p>Gisbert Combazstraat</text:p>
          </table:table-cell>
          <table:table-cell table:style-name="ce2" office:value-type="string" calcext:value-type="string">
            <text:p>Q209799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07];&quot;,saint-gilles&quot;))" office:value-type="string" office:string-value="https://osm.org/search?query=Rue Gisbert Combaz,saint-gilles" calcext:value-type="string">
            <text:p>https://osm.org/search?query=Rue Gisbert Combaz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uillaume Tell</text:p>
          </table:table-cell>
          <table:table-cell table:style-name="ce2" office:value-type="string" calcext:value-type="string">
            <text:p>Willem Tellstraat</text:p>
          </table:table-cell>
          <table:table-cell table:style-name="ce2" office:value-type="string" calcext:value-type="string">
            <text:p>Q3090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08];&quot;,saint-gilles&quot;))" office:value-type="string" office:string-value="https://osm.org/search?query=Rue Guillaume Tell,saint-gilles" calcext:value-type="string">
            <text:p>https://osm.org/search?query=Rue Guillaume Tell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ustave Defnet</text:p>
          </table:table-cell>
          <table:table-cell table:style-name="ce2" office:value-type="string" calcext:value-type="string">
            <text:p>Gustave Defnetstraat</text:p>
          </table:table-cell>
          <table:table-cell table:style-name="ce2" office:value-type="string" calcext:value-type="string">
            <text:p>Q1587596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09];&quot;,saint-gilles&quot;))" office:value-type="string" office:string-value="https://osm.org/search?query=Rue Gustave Defnet,saint-gilles" calcext:value-type="string">
            <text:p>https://osm.org/search?query=Rue Gustave Defnet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enri Wafelaerts</text:p>
          </table:table-cell>
          <table:table-cell table:style-name="ce2" office:value-type="string" calcext:value-type="string">
            <text:p>Henri Wafelaert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conseillé comunal ni data ni pédia</text:p>
          </table:table-cell>
          <table:table-cell table:style-name="ce9" table:formula="of:=HYPERLINK(CONCATENATE(&quot;https://osm.org/search?query=&quot;; [.C110];&quot;,saint-gilles&quot;))" office:value-type="string" office:string-value="https://osm.org/search?query=Rue Henri Wafelaerts,saint-gilles" calcext:value-type="string">
            <text:p>https://osm.org/search?query=Rue Henri Wafelaerts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ean Robie</text:p>
          </table:table-cell>
          <table:table-cell table:style-name="ce2" office:value-type="string" calcext:value-type="string">
            <text:p>Jean Robiestraat</text:p>
          </table:table-cell>
          <table:table-cell table:style-name="ce2" office:value-type="string" calcext:value-type="string">
            <text:p>Q317436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11];&quot;,saint-gilles&quot;))" office:value-type="string" office:string-value="https://osm.org/search?query=Rue Jean Robie,saint-gilles" calcext:value-type="string">
            <text:p>https://osm.org/search?query=Rue Jean Robi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ean Stas</text:p>
          </table:table-cell>
          <table:table-cell table:style-name="ce2" office:value-type="string" calcext:value-type="string">
            <text:p>Jean Stasstraat</text:p>
          </table:table-cell>
          <table:table-cell table:style-name="ce2" office:value-type="string" calcext:value-type="string">
            <text:p>Q56070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12];&quot;,saint-gilles&quot;))" office:value-type="string" office:string-value="https://osm.org/search?query=Rue Jean Stas,saint-gilles" calcext:value-type="string">
            <text:p>https://osm.org/search?query=Rue Jean Stas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oseph Claes</text:p>
          </table:table-cell>
          <table:table-cell table:style-name="ce2" office:value-type="string" calcext:value-type="string">
            <text:p>Joseph Clae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ropriétaire ni data ni pédia</text:p>
          </table:table-cell>
          <table:table-cell table:style-name="ce9" table:formula="of:=HYPERLINK(CONCATENATE(&quot;https://osm.org/search?query=&quot;; [.C113];&quot;,saint-gilles&quot;))" office:value-type="string" office:string-value="https://osm.org/search?query=Rue Joseph Claes,saint-gilles" calcext:value-type="string">
            <text:p>https://osm.org/search?query=Rue Joseph Claes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ourdan</text:p>
          </table:table-cell>
          <table:table-cell table:style-name="ce2" office:value-type="string" calcext:value-type="string">
            <text:p>Jourda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i data ni pédia</text:p>
          </table:table-cell>
          <table:table-cell table:style-name="ce9" table:formula="of:=HYPERLINK(CONCATENATE(&quot;https://osm.org/search?query=&quot;; [.C114];&quot;,saint-gilles&quot;))" office:value-type="string" office:string-value="https://osm.org/search?query=Rue Jourdan,saint-gilles" calcext:value-type="string">
            <text:p>https://osm.org/search?query=Rue Jourdan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ouis Coenen</text:p>
          </table:table-cell>
          <table:table-cell table:style-name="ce2" office:value-type="string" calcext:value-type="string">
            <text:p>Louis Coen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Bourgmestre de Saint-Gilles Pas data ni pédia</text:p>
          </table:table-cell>
          <table:table-cell table:style-name="ce9" table:formula="of:=HYPERLINK(CONCATENATE(&quot;https://osm.org/search?query=&quot;; [.C115];&quot;,saint-gilles&quot;))" office:value-type="string" office:string-value="https://osm.org/search?query=Rue Louis Coenen,saint-gilles" calcext:value-type="string">
            <text:p>https://osm.org/search?query=Rue Louis Coenen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aurice Wilmotte</text:p>
          </table:table-cell>
          <table:table-cell table:style-name="ce2" office:value-type="string" calcext:value-type="string">
            <text:p>Maurice Wilmottestraat</text:p>
          </table:table-cell>
          <table:table-cell table:style-name="ce2" office:value-type="string" calcext:value-type="string">
            <text:p>Q191147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16];&quot;,saint-gilles&quot;))" office:value-type="string" office:string-value="https://osm.org/search?query=Rue Maurice Wilmotte,saint-gilles" calcext:value-type="string">
            <text:p>https://osm.org/search?query=Rue Maurice Wilmott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oris</text:p>
          </table:table-cell>
          <table:table-cell table:style-name="ce2" office:value-type="string" calcext:value-type="string">
            <text:p>Mori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ropriétaire ni data ni pédia</text:p>
          </table:table-cell>
          <table:table-cell table:style-name="ce9" table:formula="of:=HYPERLINK(CONCATENATE(&quot;https://osm.org/search?query=&quot;; [.C117];&quot;,saint-gilles&quot;))" office:value-type="string" office:string-value="https://osm.org/search?query=Rue Moris,saint-gilles" calcext:value-type="string">
            <text:p>https://osm.org/search?query=Rue Moris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-Bernard</text:p>
          </table:table-cell>
          <table:table-cell table:style-name="ce2" office:value-type="string" calcext:value-type="string">
            <text:p>Sint-Bernardu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précision sur le saint en question</text:p>
          </table:table-cell>
          <table:table-cell table:style-name="ce9" table:formula="of:=HYPERLINK(CONCATENATE(&quot;https://osm.org/search?query=&quot;; [.C118];&quot;,saint-gilles&quot;))" office:value-type="string" office:string-value="https://osm.org/search?query=Rue Saint-Bernard,saint-gilles" calcext:value-type="string">
            <text:p>https://osm.org/search?query=Rue Saint-Bernard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imonis</text:p>
          </table:table-cell>
          <table:table-cell table:style-name="ce2" office:value-type="string" calcext:value-type="string">
            <text:p>Simonisstraat</text:p>
          </table:table-cell>
          <table:table-cell table:style-name="ce2" office:value-type="string" calcext:value-type="string">
            <text:p>Q5854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19];&quot;,saint-gilles&quot;))" office:value-type="string" office:string-value="https://osm.org/search?query=Rue Simonis,saint-gilles" calcext:value-type="string">
            <text:p>https://osm.org/search?query=Rue Simonis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teens</text:p>
          </table:table-cell>
          <table:table-cell table:style-name="ce2" office:value-type="string" calcext:value-type="string">
            <text:p>Ste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ropriétaire ni data ni pédia</text:p>
          </table:table-cell>
          <table:table-cell table:style-name="ce9" table:formula="of:=HYPERLINK(CONCATENATE(&quot;https://osm.org/search?query=&quot;; [.C120];&quot;,saint-gilles&quot;))" office:value-type="string" office:string-value="https://osm.org/search?query=Rue Steens,saint-gilles" calcext:value-type="string">
            <text:p>https://osm.org/search?query=Rue Steens,saint-gill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terckx</text:p>
          </table:table-cell>
          <table:table-cell table:style-name="ce2" office:value-type="string" calcext:value-type="string">
            <text:p>Sterck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ucune info sur le prénom de ce personnage</text:p>
            <text:p/>
          </table:table-cell>
          <table:table-cell table:style-name="ce9" table:formula="of:=HYPERLINK(CONCATENATE(&quot;https://osm.org/search?query=&quot;; [.C121];&quot;,saint-gilles&quot;))" office:value-type="string" office:string-value="https://osm.org/search?query=Rue Sterckx,saint-gilles" calcext:value-type="string">
            <text:p>https://osm.org/search?query=Rue Sterckx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Tasson-Snel</text:p>
          </table:table-cell>
          <table:table-cell table:style-name="ce2" office:value-type="string" calcext:value-type="string">
            <text:p>Tasson-Snelstraat</text:p>
          </table:table-cell>
          <table:table-cell table:style-name="ce2" office:value-type="string" calcext:value-type="string">
            <text:p>Q198592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22];&quot;,saint-gilles&quot;))" office:value-type="string" office:string-value="https://osm.org/search?query=Rue Tasson-Snel,saint-gilles" calcext:value-type="string">
            <text:p>https://osm.org/search?query=Rue Tasson-Snel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Théodore Verhaegen</text:p>
          </table:table-cell>
          <table:table-cell table:style-name="ce2" office:value-type="string" calcext:value-type="string">
            <text:p>Théodore Verhaegenstraat</text:p>
          </table:table-cell>
          <table:table-cell table:style-name="ce2" office:value-type="string" calcext:value-type="string">
            <text:p>Q187009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23];&quot;,saint-gilles&quot;))" office:value-type="string" office:string-value="https://osm.org/search?query=Rue Théodore Verhaegen,saint-gilles" calcext:value-type="string">
            <text:p>https://osm.org/search?query=Rue Théodore Verhaegen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eydt</text:p>
          </table:table-cell>
          <table:table-cell table:style-name="ce2" office:value-type="string" calcext:value-type="string">
            <text:p>Veyd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24];&quot;,saint-gilles&quot;))" office:value-type="string" office:string-value="https://osm.org/search?query=Rue Veydt,saint-gilles" calcext:value-type="string">
            <text:p>https://osm.org/search?query=Rue Veydt,saint-gilles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logaert</text:p>
          </table:table-cell>
          <table:table-cell table:style-name="ce2" office:value-type="string" calcext:value-type="string">
            <text:p>Vlogae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i data ni pédia</text:p>
            <text:p/>
          </table:table-cell>
          <table:table-cell table:style-name="ce9" table:formula="of:=HYPERLINK(CONCATENATE(&quot;https://osm.org/search?query=&quot;; [.C125];&quot;,saint-gilles&quot;))" office:value-type="string" office:string-value="https://osm.org/search?query=Rue Vlogaert,saint-gilles" calcext:value-type="string">
            <text:p>https://osm.org/search?query=Rue Vlogaert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'Albanie</text:p>
          </table:table-cell>
          <table:table-cell table:style-name="ce2" office:value-type="string" calcext:value-type="string">
            <text:p>Albanië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26];&quot;,saint-gilles&quot;))" office:value-type="string" office:string-value="https://osm.org/search?query=Rue d'Albanie,saint-gilles" calcext:value-type="string">
            <text:p>https://osm.org/search?query=Rue d'Albani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'Espagne</text:p>
          </table:table-cell>
          <table:table-cell table:style-name="ce2" office:value-type="string" calcext:value-type="string">
            <text:p>Spanj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27];&quot;,saint-gilles&quot;))" office:value-type="string" office:string-value="https://osm.org/search?query=Rue d'Espagne,saint-gilles" calcext:value-type="string">
            <text:p>https://osm.org/search?query=Rue d'Espagn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'Irlande</text:p>
          </table:table-cell>
          <table:table-cell table:style-name="ce2" office:value-type="string" calcext:value-type="string">
            <text:p>Ierla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28];&quot;,saint-gilles&quot;))" office:value-type="string" office:string-value="https://osm.org/search?query=Rue d'Irlande,saint-gilles" calcext:value-type="string">
            <text:p>https://osm.org/search?query=Rue d'Irland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'Écosse</text:p>
          </table:table-cell>
          <table:table-cell table:style-name="ce2" office:value-type="string" calcext:value-type="string">
            <text:p>Schotla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29];&quot;,saint-gilles&quot;))" office:value-type="string" office:string-value="https://osm.org/search?query=Rue d'Écosse,saint-gilles" calcext:value-type="string">
            <text:p>https://osm.org/search?query=Rue d'Écoss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Belgrade</text:p>
          </table:table-cell>
          <table:table-cell table:style-name="ce2" office:value-type="string" calcext:value-type="string">
            <text:p>Belgrado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30];&quot;,saint-gilles&quot;))" office:value-type="string" office:string-value="https://osm.org/search?query=Rue de Belgrade,saint-gilles" calcext:value-type="string">
            <text:p>https://osm.org/search?query=Rue de Belgrad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Bordeaux</text:p>
          </table:table-cell>
          <table:table-cell table:style-name="ce2" office:value-type="string" calcext:value-type="string">
            <text:p>Bordeaux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31];&quot;,saint-gilles&quot;))" office:value-type="string" office:string-value="https://osm.org/search?query=Rue de Bordeaux,saint-gilles" calcext:value-type="string">
            <text:p>https://osm.org/search?query=Rue de Bordeaux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Bosnie</text:p>
          </table:table-cell>
          <table:table-cell table:style-name="ce2" office:value-type="string" calcext:value-type="string">
            <text:p>Bosnië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32];&quot;,saint-gilles&quot;))" office:value-type="string" office:string-value="https://osm.org/search?query=Rue de Bosnie,saint-gilles" calcext:value-type="string">
            <text:p>https://osm.org/search?query=Rue de Bosni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Danemark</text:p>
          </table:table-cell>
          <table:table-cell table:style-name="ce2" office:value-type="string" calcext:value-type="string">
            <text:p>Denemark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33];&quot;,saint-gilles&quot;))" office:value-type="string" office:string-value="https://osm.org/search?query=Rue de Danemark,saint-gilles" calcext:value-type="string">
            <text:p>https://osm.org/search?query=Rue de Danemark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Florence</text:p>
          </table:table-cell>
          <table:table-cell table:style-name="ce2" office:value-type="string" calcext:value-type="string">
            <text:p>Florenc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34];&quot;,saint-gilles&quot;))" office:value-type="string" office:string-value="https://osm.org/search?query=Rue de Florence,saint-gilles" calcext:value-type="string">
            <text:p>https://osm.org/search?query=Rue de Florenc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usanne</text:p>
          </table:table-cell>
          <table:table-cell table:style-name="ce2" office:value-type="string" calcext:value-type="string">
            <text:p>Lausan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35];&quot;,saint-gilles&quot;))" office:value-type="string" office:string-value="https://osm.org/search?query=Rue de Lausanne,saint-gilles" calcext:value-type="string">
            <text:p>https://osm.org/search?query=Rue de Lausann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isbonne</text:p>
          </table:table-cell>
          <table:table-cell table:style-name="ce2" office:value-type="string" calcext:value-type="string">
            <text:p>Lissab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36];&quot;,saint-gilles&quot;))" office:value-type="string" office:string-value="https://osm.org/search?query=Rue de Lisbonne,saint-gilles" calcext:value-type="string">
            <text:p>https://osm.org/search?query=Rue de Lisbonn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ivourne</text:p>
          </table:table-cell>
          <table:table-cell table:style-name="ce2" office:value-type="string" calcext:value-type="string">
            <text:p>Livorno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37];&quot;,saint-gilles&quot;))" office:value-type="string" office:string-value="https://osm.org/search?query=Rue de Livourne,saint-gilles" calcext:value-type="string">
            <text:p>https://osm.org/search?query=Rue de Livourn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ombardie</text:p>
          </table:table-cell>
          <table:table-cell table:style-name="ce2" office:value-type="string" calcext:value-type="string">
            <text:p>Lombardij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38];&quot;,saint-gilles&quot;))" office:value-type="string" office:string-value="https://osm.org/search?query=Rue de Lombardie,saint-gilles" calcext:value-type="string">
            <text:p>https://osm.org/search?query=Rue de Lombardi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oncin</text:p>
          </table:table-cell>
          <table:table-cell table:style-name="ce2" office:value-type="string" calcext:value-type="string">
            <text:p>Lonci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39];&quot;,saint-gilles&quot;))" office:value-type="string" office:string-value="https://osm.org/search?query=Rue de Loncin,saint-gilles" calcext:value-type="string">
            <text:p>https://osm.org/search?query=Rue de Loncin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Moscou</text:p>
          </table:table-cell>
          <table:table-cell table:style-name="ce2" office:value-type="string" calcext:value-type="string">
            <text:p>Moskou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40];&quot;,saint-gilles&quot;))" office:value-type="string" office:string-value="https://osm.org/search?query=Rue de Moscou,saint-gilles" calcext:value-type="string">
            <text:p>https://osm.org/search?query=Rue de Moscou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Neufchâtel</text:p>
          </table:table-cell>
          <table:table-cell table:style-name="ce2" office:value-type="string" calcext:value-type="string">
            <text:p>Nieuwbu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41];&quot;,saint-gilles&quot;))" office:value-type="string" office:string-value="https://osm.org/search?query=Rue de Neufchâtel,saint-gilles" calcext:value-type="string">
            <text:p>https://osm.org/search?query=Rue de Neufchâtel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Parme</text:p>
          </table:table-cell>
          <table:table-cell table:style-name="ce2" office:value-type="string" calcext:value-type="string">
            <text:p>Parm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42];&quot;,saint-gilles&quot;))" office:value-type="string" office:string-value="https://osm.org/search?query=Rue de Parme,saint-gilles" calcext:value-type="string">
            <text:p>https://osm.org/search?query=Rue de Parm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Pologne</text:p>
          </table:table-cell>
          <table:table-cell table:style-name="ce2" office:value-type="string" calcext:value-type="string">
            <text:p>Pol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43];&quot;,saint-gilles&quot;))" office:value-type="string" office:string-value="https://osm.org/search?query=Rue de Pologne,saint-gilles" calcext:value-type="string">
            <text:p>https://osm.org/search?query=Rue de Pologn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Portugal</text:p>
          </table:table-cell>
          <table:table-cell table:style-name="ce2" office:value-type="string" calcext:value-type="string">
            <text:p>Portuga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44];&quot;,saint-gilles&quot;))" office:value-type="string" office:string-value="https://osm.org/search?query=Rue de Portugal,saint-gilles" calcext:value-type="string">
            <text:p>https://osm.org/search?query=Rue de Portugal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Prague</text:p>
          </table:table-cell>
          <table:table-cell table:style-name="ce2" office:value-type="string" calcext:value-type="string">
            <text:p>Praa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45];&quot;,saint-gilles&quot;))" office:value-type="string" office:string-value="https://osm.org/search?query=Rue de Prague,saint-gilles" calcext:value-type="string">
            <text:p>https://osm.org/search?query=Rue de Pragu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Rome</text:p>
          </table:table-cell>
          <table:table-cell table:style-name="ce2" office:value-type="string" calcext:value-type="string">
            <text:p>Rom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46];&quot;,saint-gilles&quot;))" office:value-type="string" office:string-value="https://osm.org/search?query=Rue de Rome,saint-gilles" calcext:value-type="string">
            <text:p>https://osm.org/search?query=Rue de Rom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Roumanie</text:p>
          </table:table-cell>
          <table:table-cell table:style-name="ce2" office:value-type="string" calcext:value-type="string">
            <text:p>Roemenië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47];&quot;,saint-gilles&quot;))" office:value-type="string" office:string-value="https://osm.org/search?query=Rue de Roumanie,saint-gilles" calcext:value-type="string">
            <text:p>https://osm.org/search?query=Rue de Roumani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Savoie</text:p>
          </table:table-cell>
          <table:table-cell table:style-name="ce2" office:value-type="string" calcext:value-type="string">
            <text:p>Savo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48];&quot;,saint-gilles&quot;))" office:value-type="string" office:string-value="https://osm.org/search?query=Rue de Savoie,saint-gilles" calcext:value-type="string">
            <text:p>https://osm.org/search?query=Rue de Savoi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Suisse</text:p>
          </table:table-cell>
          <table:table-cell table:style-name="ce2" office:value-type="string" calcext:value-type="string">
            <text:p>Zwitserla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49];&quot;,saint-gilles&quot;))" office:value-type="string" office:string-value="https://osm.org/search?query=Rue de Suisse,saint-gilles" calcext:value-type="string">
            <text:p>https://osm.org/search?query=Rue de Suiss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Tamines</text:p>
          </table:table-cell>
          <table:table-cell table:style-name="ce2" office:value-type="string" calcext:value-type="string">
            <text:p>Tamin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50];&quot;,saint-gilles&quot;))" office:value-type="string" office:string-value="https://osm.org/search?query=Rue de Tamines,saint-gilles" calcext:value-type="string">
            <text:p>https://osm.org/search?query=Rue de Tamines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Amazone</text:p>
          </table:table-cell>
          <table:table-cell table:style-name="ce2" office:value-type="string" calcext:value-type="string">
            <text:p>Amazo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51];&quot;,saint-gilles&quot;))" office:value-type="string" office:string-value="https://osm.org/search?query=Rue de l'Amazone,saint-gilles" calcext:value-type="string">
            <text:p>https://osm.org/search?query=Rue de l'Amazon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Aqueduc</text:p>
          </table:table-cell>
          <table:table-cell table:style-name="ce2" office:value-type="string" calcext:value-type="string">
            <text:p>Aquaduc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52];&quot;,saint-gilles&quot;))" office:value-type="string" office:string-value="https://osm.org/search?query=Rue de l'Aqueduc,saint-gilles" calcext:value-type="string">
            <text:p>https://osm.org/search?query=Rue de l'Aqueduc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Imprimerie</text:p>
          </table:table-cell>
          <table:table-cell table:style-name="ce2" office:value-type="string" calcext:value-type="string">
            <text:p>Drukk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53];&quot;,saint-gilles&quot;))" office:value-type="string" office:string-value="https://osm.org/search?query=Rue de l'Imprimerie,saint-gilles" calcext:value-type="string">
            <text:p>https://osm.org/search?query=Rue de l'Imprimeri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Instruction</text:p>
          </table:table-cell>
          <table:table-cell table:style-name="ce2" office:value-type="string" calcext:value-type="string">
            <text:p>Onderwij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54];&quot;,saint-gilles&quot;))" office:value-type="string" office:string-value="https://osm.org/search?query=Rue de l'Instruction,saint-gilles" calcext:value-type="string">
            <text:p>https://osm.org/search?query=Rue de l'Instruction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Bonté</text:p>
          </table:table-cell>
          <table:table-cell table:style-name="ce2" office:value-type="string" calcext:value-type="string">
            <text:p>Goedhei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55];&quot;,saint-gilles&quot;))" office:value-type="string" office:string-value="https://osm.org/search?query=Rue de la Bonté,saint-gilles" calcext:value-type="string">
            <text:p>https://osm.org/search?query=Rue de la Bonté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Croix de Pierre</text:p>
          </table:table-cell>
          <table:table-cell table:style-name="ce2" office:value-type="string" calcext:value-type="string">
            <text:p>Stenen-Kr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56];&quot;,saint-gilles&quot;))" office:value-type="string" office:string-value="https://osm.org/search?query=Rue de la Croix de Pierre,saint-gilles" calcext:value-type="string">
            <text:p>https://osm.org/search?query=Rue de la Croix de Pierr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Filature</text:p>
          </table:table-cell>
          <table:table-cell table:style-name="ce2" office:value-type="string" calcext:value-type="string">
            <text:p>Spinn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57];&quot;,saint-gilles&quot;))" office:value-type="string" office:string-value="https://osm.org/search?query=Rue de la Filature,saint-gilles" calcext:value-type="string">
            <text:p>https://osm.org/search?query=Rue de la Filatur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Forge</text:p>
          </table:table-cell>
          <table:table-cell table:style-name="ce2" office:value-type="string" calcext:value-type="string">
            <text:p>Smids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58];&quot;,saint-gilles&quot;))" office:value-type="string" office:string-value="https://osm.org/search?query=Rue de la Forge,saint-gilles" calcext:value-type="string">
            <text:p>https://osm.org/search?query=Rue de la Forg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Glacière</text:p>
          </table:table-cell>
          <table:table-cell table:style-name="ce2" office:value-type="string" calcext:value-type="string">
            <text:p>IJskeld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59];&quot;,saint-gilles&quot;))" office:value-type="string" office:string-value="https://osm.org/search?query=Rue de la Glacière,saint-gilles" calcext:value-type="string">
            <text:p>https://osm.org/search?query=Rue de la Glacièr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Linière</text:p>
          </table:table-cell>
          <table:table-cell table:style-name="ce2" office:value-type="string" calcext:value-type="string">
            <text:p>Vlasfabri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60];&quot;,saint-gilles&quot;))" office:value-type="string" office:string-value="https://osm.org/search?query=Rue de la Linière,saint-gilles" calcext:value-type="string">
            <text:p>https://osm.org/search?query=Rue de la Linièr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Perche</text:p>
          </table:table-cell>
          <table:table-cell table:style-name="ce2" office:value-type="string" calcext:value-type="string">
            <text:p>Wi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61];&quot;,saint-gilles&quot;))" office:value-type="string" office:string-value="https://osm.org/search?query=Rue de la Perche,saint-gilles" calcext:value-type="string">
            <text:p>https://osm.org/search?query=Rue de la Perch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Rhétorique</text:p>
          </table:table-cell>
          <table:table-cell table:style-name="ce2" office:value-type="string" calcext:value-type="string">
            <text:p>Retoric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62];&quot;,saint-gilles&quot;))" office:value-type="string" office:string-value="https://osm.org/search?query=Rue de la Rhétorique,saint-gilles" calcext:value-type="string">
            <text:p>https://osm.org/search?query=Rue de la Rhétoriqu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Source</text:p>
          </table:table-cell>
          <table:table-cell table:style-name="ce2" office:value-type="string" calcext:value-type="string">
            <text:p>Br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63];&quot;,saint-gilles&quot;))" office:value-type="string" office:string-value="https://osm.org/search?query=Rue de la Source,saint-gilles" calcext:value-type="string">
            <text:p>https://osm.org/search?query=Rue de la Sourc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Victoire</text:p>
          </table:table-cell>
          <table:table-cell table:style-name="ce2" office:value-type="string" calcext:value-type="string">
            <text:p>Overwinn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64];&quot;,saint-gilles&quot;))" office:value-type="string" office:string-value="https://osm.org/search?query=Rue de la Victoire,saint-gilles" calcext:value-type="string">
            <text:p>https://osm.org/search?query=Rue de la Victoir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Fortifications</text:p>
          </table:table-cell>
          <table:table-cell table:style-name="ce2" office:value-type="string" calcext:value-type="string">
            <text:p>Vestin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65];&quot;,saint-gilles&quot;))" office:value-type="string" office:string-value="https://osm.org/search?query=Rue des Fortifications,saint-gilles" calcext:value-type="string">
            <text:p>https://osm.org/search?query=Rue des Fortifications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Vieillards</text:p>
          </table:table-cell>
          <table:table-cell table:style-name="ce2" office:value-type="string" calcext:value-type="string">
            <text:p>Oude Mann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m au masculin/pas féminisé</text:p>
          </table:table-cell>
          <table:table-cell table:style-name="ce9" table:formula="of:=HYPERLINK(CONCATENATE(&quot;https://osm.org/search?query=&quot;; [.C166];&quot;,saint-gilles&quot;))" office:value-type="string" office:string-value="https://osm.org/search?query=Rue des Vieillards,saint-gilles" calcext:value-type="string">
            <text:p>https://osm.org/search?query=Rue des Vieillards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Étudiants</text:p>
          </table:table-cell>
          <table:table-cell table:style-name="ce2" office:value-type="string" calcext:value-type="string">
            <text:p>Student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m au masculin/pas féminisé</text:p>
          </table:table-cell>
          <table:table-cell table:style-name="ce9" table:formula="of:=HYPERLINK(CONCATENATE(&quot;https://osm.org/search?query=&quot;; [.C167];&quot;,saint-gilles&quot;))" office:value-type="string" office:string-value="https://osm.org/search?query=Rue des Étudiants,saint-gilles" calcext:value-type="string">
            <text:p>https://osm.org/search?query=Rue des Étudiants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éleri</text:p>
          </table:table-cell>
          <table:table-cell table:style-name="ce2" office:value-type="string" calcext:value-type="string">
            <text:p>Seld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68];&quot;,saint-gilles&quot;))" office:value-type="string" office:string-value="https://osm.org/search?query=Rue du Céleri,saint-gilles" calcext:value-type="string">
            <text:p>https://osm.org/search?query=Rue du Céleri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Fort</text:p>
          </table:table-cell>
          <table:table-cell table:style-name="ce2" office:value-type="string" calcext:value-type="string">
            <text:p>For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69];&quot;,saint-gilles&quot;))" office:value-type="string" office:string-value="https://osm.org/search?query=Rue du Fort,saint-gilles" calcext:value-type="string">
            <text:p>https://osm.org/search?query=Rue du Fort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Lycée</text:p>
          </table:table-cell>
          <table:table-cell table:style-name="ce2" office:value-type="string" calcext:value-type="string">
            <text:p>Lyceu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70];&quot;,saint-gilles&quot;))" office:value-type="string" office:string-value="https://osm.org/search?query=Rue du Lycée,saint-gilles" calcext:value-type="string">
            <text:p>https://osm.org/search?query=Rue du Lycée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ont-Blanc</text:p>
          </table:table-cell>
          <table:table-cell table:style-name="ce2" office:value-type="string" calcext:value-type="string">
            <text:p>Witte-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71];&quot;,saint-gilles&quot;))" office:value-type="string" office:string-value="https://osm.org/search?query=Rue du Mont-Blanc,saint-gilles" calcext:value-type="string">
            <text:p>https://osm.org/search?query=Rue du Mont-Blanc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étal</text:p>
          </table:table-cell>
          <table:table-cell table:style-name="ce2" office:value-type="string" calcext:value-type="string">
            <text:p>Metaa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172];&quot;,saint-gilles&quot;))" office:value-type="string" office:string-value="https://osm.org/search?query=Rue du Métal,saint-gilles" calcext:value-type="string">
            <text:p>https://osm.org/search?query=Rue du Métal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Émile Feron</text:p>
          </table:table-cell>
          <table:table-cell table:style-name="ce2" office:value-type="string" calcext:value-type="string">
            <text:p>Émile Feronstraat</text:p>
          </table:table-cell>
          <table:table-cell table:style-name="ce2" office:value-type="string" calcext:value-type="string">
            <text:p>Q358852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73];&quot;,saint-gilles&quot;))" office:value-type="string" office:string-value="https://osm.org/search?query=Rue Émile Feron,saint-gilles" calcext:value-type="string">
            <text:p>https://osm.org/search?query=Rue Émile Feron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Baron Alfred Bouvier</text:p>
          </table:table-cell>
          <table:table-cell table:style-name="ce2" office:value-type="string" calcext:value-type="string">
            <text:p>Baron Alfred Bouviersquar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data ni pédia</text:p>
          </table:table-cell>
          <table:table-cell table:style-name="ce9" table:formula="of:=HYPERLINK(CONCATENATE(&quot;https://osm.org/search?query=&quot;; [.C174];&quot;,saint-gilles&quot;))" office:value-type="string" office:string-value="https://osm.org/search?query=Square Baron Alfred Bouvier,saint-gilles" calcext:value-type="string">
            <text:p>https://osm.org/search?query=Square Baron Alfred Bouvier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Charles Jordens</text:p>
          </table:table-cell>
          <table:table-cell table:style-name="ce2" office:value-type="string" calcext:value-type="string">
            <text:p>Charles Jordenssquare</text:p>
          </table:table-cell>
          <table:table-cell table:style-name="ce2" office:value-type="string" calcext:value-type="string">
            <text:p>Q4751372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75];&quot;,saint-gilles&quot;))" office:value-type="string" office:string-value="https://osm.org/search?query=Square Charles Jordens,saint-gilles" calcext:value-type="string">
            <text:p>https://osm.org/search?query=Square Charles Jordens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Gérard Van Caulaert</text:p>
          </table:table-cell>
          <table:table-cell table:style-name="ce2" office:value-type="string" calcext:value-type="string">
            <text:p>Gérard Van Caulaertsquar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data ni pédia</text:p>
          </table:table-cell>
          <table:table-cell table:style-name="ce9" table:formula="of:=HYPERLINK(CONCATENATE(&quot;https://osm.org/search?query=&quot;; [.C176];&quot;,saint-gilles&quot;))" office:value-type="string" office:string-value="https://osm.org/search?query=Square Gérard Van Caulaert,saint-gilles" calcext:value-type="string">
            <text:p>https://osm.org/search?query=Square Gérard Van Caulaert,saint-gi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Louise</text:p>
          </table:table-cell>
          <table:table-cell table:style-name="ce2" office:value-type="string" calcext:value-type="string">
            <text:p>Louizatunnel</text:p>
          </table:table-cell>
          <table:table-cell table:style-name="ce2" office:value-type="string" calcext:value-type="string">
            <text:p>Q237318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9" table:formula="of:=HYPERLINK(CONCATENATE(&quot;https://osm.org/search?query=&quot;; [.C177];&quot;,saint-gilles&quot;))" office:value-type="string" office:string-value="https://osm.org/search?query=Tunnel Louise,saint-gilles" calcext:value-type="string">
            <text:p>https://osm.org/search?query=Tunnel Louise,saint-gilles</text:p>
          </table:table-cell>
          <table:table-cell table:number-columns-repeated="1015"/>
        </table:table-row>
        <table:table-row table:style-name="ro4" table:number-rows-repeated="823">
          <table:table-cell table:number-columns-repeated="5"/>
          <table:table-cell table:content-validation-name="val1"/>
          <table:table-cell table:number-columns-repeated="101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int-gilles" style:display-name="PageStyle_saint-gil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23" meta:object-count="0"/>
    <meta:generator>LibreOfficeDev/6.0.5.2$Linux_X86_64 LibreOffice_project/</meta:generator>
  </office:meta>
</office:document-meta>
</file>